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8458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7535in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5" style:family="table-row">
      <style:table-row-properties style:min-row-height="0.8958in" style:keep-together="false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4" style:family="paragraph" style:parent-style-name="S_5f_Section">
      <style:text-properties fo:background-color="transparent"/>
    </style:style>
    <style:style style:name="P5" style:family="paragraph" style:parent-style-name="CodeSnap">
      <style:paragraph-properties fo:margin-top="0.0835in" fo:margin-bottom="0.0835in" text:number-lines="false" text:line-number="0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9" style:family="paragraph" style:parent-style-name="N_5f_Normal">
      <style:text-properties fo:background-color="transparent"/>
    </style:style>
    <style:style style:name="P10" style:family="paragraph" style:parent-style-name="N_5f_Normal">
      <style:text-properties fo:background-color="#ffff00"/>
    </style:style>
    <style:style style:name="T1" style:family="text">
      <style:text-properties style:font-name="Courier New3" fo:language="en" fo:country="US" style:font-name-asian="Courier New3" style:font-name-complex="Courier New3"/>
    </style:style>
    <style:style style:name="T2" style:family="text" style:parent-style-name="Code_20_in_20_Text">
      <style:text-properties style:font-name="Courier New2" fo:language="en" fo:country="US" style:font-name-asian="Courier New3" style:font-name-complex="Courier New3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 style:parent-style-name="Code_20_Emphasis">
      <style:text-properties fo:font-style="italic" style:text-underline-style="none" fo:font-weight="normal" fo:background-color="transparent" style:font-style-asian="italic" style:font-weight-asian="bold" style:font-style-complex="italic" style:font-weight-complex="bold"/>
    </style:style>
    <style:style style:name="T6" style:family="text">
      <style:text-properties fo:background-color="transparent"/>
    </style:style>
    <style:style style:name="T7" style:family="text" style:parent-style-name="Code_20_Emphasis">
      <style:text-properties fo:background-color="transparent"/>
    </style:style>
    <style:style style:name="T8" style:family="text" style:parent-style-name="Code_20_in_20_Text">
      <style:text-properties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 style:parent-style-name="Code_20_in_20_Text">
      <style:text-properties fo:color="#800000" style:font-name="Courier New2" fo:font-size="9pt" fo:letter-spacing="normal" fo:font-style="normal" fo:font-weight="bold" fo:background-color="transparent" style:font-size-asian="10pt" style:font-style-asian="normal" style:font-name-complex="Tahoma1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 style:parent-style-name="Code_20_in_20_Text">
      <style:text-properties fo:font-size="9pt" style:font-size-asian="9pt" style:font-size-complex="9pt"/>
    </style:style>
    <style:style style:name="T13" style:family="text" style:parent-style-name="Code_20_in_20_Text">
      <style:text-properties fo:font-size="9pt" style:font-size-asian="10pt" style:font-size-complex="10pt"/>
    </style:style>
    <style:style style:name="T14" style:family="text" style:parent-style-name="Code_20_Emphasis">
      <style:text-properties style:font-name="Courier New1" fo:language="en" fo:country="US" style:font-name-asian="Arial Unicode MS" style:font-name-complex="Tahoma"/>
    </style:style>
    <style:style style:name="T15" style:family="text">
      <style:text-properties fo:font-size="10pt" fo:font-style="normal" style:font-size-asian="10pt" style:font-style-asian="normal" style:font-name-complex="Tahoma1" style:font-size-complex="10pt" style:font-style-complex="normal"/>
    </style:style>
    <style:style style:name="T16" style:family="text">
      <style:text-properties fo:font-size="10pt" fo:font-style="normal" style:font-style-asian="normal" style:font-style-complex="normal"/>
    </style:style>
    <style:style style:name="T17" style:family="text">
      <style:text-properties fo:font-size="10pt"/>
    </style:style>
    <style:style style:name="T18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background-color="transparent" style:font-style-asian="normal" style:font-style-complex="normal"/>
    </style:style>
    <style:style style:name="T20" style:family="text" style:parent-style-name="Source_20_Text">
      <style:text-properties fo:font-style="normal" style:font-style-asian="normal" style:font-style-complex="normal"/>
    </style:style>
    <style:style style:name="T21" style:family="text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22" style:family="text" style:parent-style-name="Strong_20_Emphasis">
      <style:text-properties fo:font-weight="normal" style:font-weight-asian="normal" style:font-weight-complex="normal"/>
    </style:style>
    <style:style style:name="T23" style:family="text" style:parent-style-name="Code_20_in_20_Text">
      <style:text-properties fo:font-weight="normal" style:font-weight-asian="normal" style:font-weight-complex="normal"/>
    </style:style>
    <style:style style:name="T24" style:family="text" style:parent-style-name="Code_20_Emphasis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baseline" fo:padding="0in" fo:border="none" style:shadow="none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mmand Line Tools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The Celtix wsdl2java Utility|outline" text:style-name="Default" text:visited-style-name="Default">The Celtix wsdl2java Utility<text:tab/>1</text:a></text:p>
          <text:p text:style-name="P2"><text:a xlink:type="simple" xlink:href="#2.The Celtix java2wsdl Utility|outline" text:style-name="Default" text:visited-style-name="Default">The Celtix java2wsdl Utility<text:tab/>2</text:a></text:p>
          <text:p text:style-name="P2"><text:a xlink:type="simple" xlink:href="#3.The Celtix wsdl2soap Utility|outline" text:style-name="Default" text:visited-style-name="Default">The Celtix wsdl2soap Utility<text:tab/>3</text:a></text:p>
          <text:p text:style-name="P2"><text:a xlink:type="simple" xlink:href="#4.The Celtix wsdl2service Utility|outline" text:style-name="Default" text:visited-style-name="Default">The Celtix wsdl2service Utility<text:tab/>4</text:a></text:p>
          <text:p text:style-name="P2"><text:a xlink:type="simple" xlink:href="#5.The Celtix wsdl2xml Utility|outline" text:style-name="Default" text:visited-style-name="Default">The Celtix wsdl2xml Utility<text:tab/>5</text:a></text:p>
          <text:p text:style-name="P2"><text:a xlink:type="simple" xlink:href="#6.The Celtix xsd2wsdl Utility|outline" text:style-name="Default" text:visited-style-name="Default">The Celtix xsd2wsdl Utility<text:tab/>6</text:a></text:p>
        </text:index-body>
      </text:table-of-content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The syntax of the command is summarized in CodeSnap 6.<draw:frame draw:style-name="fr1" draw:name="Frame4" text:anchor-type="as-char" svg:width="6.7811in" style:rel-width="97%" draw:z-index="0"><draw:text-box fo:min-height="1.1429in"><text:p text:style-name="P3">wsdl2java -p &lt;[<text:span text:style-name="Code_20_Emphasis">wsdl-namespace</text:span> =]<text:span text:style-name="Code_20_Emphasis">Package-Name</text:span>&gt;* -b &lt;<text:span text:style-name="Code_20_Emphasis">binding-name</text:span>&gt;*</text:p><text:p text:style-name="C_5f_Code"><text:span text:style-name="T1"><text:s text:c="11"/>-d &lt;</text:span><text:span text:style-name="T2">output-di</text:span><text:span text:style-name="Code_20_in_20_Text">rectory</text:span>&gt;<text:span text:style-name="T3"> </text:span><text:span text:style-name="T4">-compile -classdir &lt;</text:span><text:span text:style-name="T5">compile-classes-directory</text:span><text:span text:style-name="T4">&gt; </text:span></text:p><text:p text:style-name="C_5f_Code"><text:s text:c="11"/>-client -server -impl -all -ant</text:p><text:p text:style-name="C_5f_Code"><text:s text:c="11"/><text:span text:style-name="T6">-nexclude &lt;</text:span><text:span text:style-name="T7">schema-namespace</text:span><text:span text:style-name="T6"> [= </text:span><text:span text:style-name="T7">java-packagename</text:span><text:span text:style-name="T6">]&gt;*</text:span></text:p><text:p text:style-name="C_5f_Code"><text:span text:style-name="T6"><text:s text:c="11"/>-exsh &lt;(true, false)&gt;</text:span> -v -verbose -quiet &lt;<text:span text:style-name="Code_20_Emphasis">WSDLfile</text:span>&gt;</text:p><text:p text:style-name="CodeSnap">CodeSnap 6 <text:span text:style-name="T8">wsdl2java</text:span> syntax.</text:p></draw:text-box></draw:frame></text:p>
      <text:p text:style-name="N_5f_Normal">The arguments used to manage code generation are reviewed in the following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1.B2" office:value-type="string">
            <text:p text:style-name="N_5f_Normal">Displays the help for this utility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p &lt;[</text:span><text:span text:style-name="Code_20_in_20_Text"><text:span text:style-name="Code_20_Emphasis">wsdl-namespac</text:span></text:span><text:span text:style-name="Code_20_in_20_Text">e=]</text:span><text:span text:style-name="Code_20_in_20_Text"><text:span text:style-name="Code_20_Emphasis">Packag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package names to use for the generated code. <text:s/>Optionally specifies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b &lt;</text:span><text:span text:style-name="Code_20_in_20_Text"><text:span text:style-name="Code_20_Emphasis">binding-fil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JAXWS or JAXB binding files. Use spaces to separate multiple entri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1.B2" office:value-type="string">
            <text:p text:style-name="N_5f_Normal">Specifies the directory into which the generated code is placed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ompile</text:span></text:p>
          </table:table-cell>
          <table:table-cell table:style-name="Table1.B2" office:value-type="string">
            <text:p text:style-name="N_5f_Normal">Compiles generated Java fil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assdir</text:span></text:p>
          </table:table-cell>
          <table:table-cell table:style-name="Table1.B2" office:value-type="string">
            <text:p text:style-name="N_5f_Normal">Specifies the directory into which the compiled classes are placed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ient</text:span></text:p>
          </table:table-cell>
          <table:table-cell table:style-name="Table1.B2" office:value-type="string">
            <text:p text:style-name="N_5f_Normal">Generates starting point code for the client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server</text:span></text:p>
          </table:table-cell>
          <table:table-cell table:style-name="Table1.B2" office:value-type="string">
            <text:p text:style-name="N_5f_Normal">Generates starting point code for the server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impl</text:span></text:p>
          </table:table-cell>
          <table:table-cell table:style-name="Table1.B2" office:value-type="string">
            <text:p text:style-name="N_5f_Normal">Generates starting point code for the implementation object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ll</text:span></text:p>
          </table:table-cell>
          <table:table-cell table:style-name="Table1.B2" office:value-type="string">
            <text:p text:style-name="N_5f_Normal">Generates all starting point code: types, service proxy, service interface, server mainline, client mainline, implementation object,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nt</text:span></text:p>
          </table:table-cell>
          <table:table-cell table:style-name="Table1.B2" office:value-type="string">
            <text:p text:style-name="N_5f_Normal">Generates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nexclude &lt;</text:span><text:span text:style-name="Code_20_in_20_Text"><text:span text:style-name="Code_20_Emphasis">schema-namespace</text:span></text:span><text:span text:style-name="Code_20_in_20_Text"> [= </text:span><text:span text:style-name="Code_20_in_20_Text"><text:span text:style-name="Code_20_Emphasis">java-packagename</text:span></text:span><text:span text:style-name="Code_20_in_20_Text">]&gt;</text:span></text:p>
          </table:table-cell>
          <table:table-cell table:style-name="Table1.B2" office:value-type="string">
            <text:p text:style-name="N_5f_Normal">Ignores the specified WSDL schema namespace when generating code. This option can be specified multiple times. Also, optionally specifies the Java <text:s/>package name to use for this wsdl type namespac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exsh &lt;(true/false)&gt;</text:span></text:p>
          </table:table-cell>
          <table:table-cell table:style-name="Table1.B2" office:value-type="string">
            <text:p text:style-name="N_5f_Normal">Enables or disables processing of extended soap header message bind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</text:span></text:p>
          </table:table-cell>
          <table:table-cell table:style-name="Table1.B2" office:value-type="string">
            <text:p text:style-name="N_5f_Normal">Displays the version number for the tool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erbose</text:span></text:p>
          </table:table-cell>
          <table:table-cell table:style-name="Table1.B2" office:value-type="string">
            <text:p text:style-name="N_5f_Normal">Display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quiet</text:span></text:p>
          </table:table-cell>
          <table:table-cell table:style-name="Table1.B2" office:value-type="string">
            <text:p text:style-name="N_5f_Normal">Suppresses comments during the code generation process.</text:p>
          </table:table-cell>
        </table:table-row>
      </table:table>
      <text:p text:style-name="N_5f_Normal">You must specify the absolute or relative path to the WSDL file as the last argument. All other arguments are optional and may be listed in any order.</text:p>
      <text:h text:style-name="P4" text:outline-level="1">The Celtix java2wsdl Utility</text:h>
      <text:p text:style-name="P5"><text:span text:style-name="T9">The </text:span><text:span text:style-name="T10">java2wsdl </text:span><text:span text:style-name="T9">tool generates the WSDL used in Celtix development and deployment. This tool ues a Web service endpoint's implementation class and types classes to generate WSDL. The syntax of the command is summarized in CodeSnap 7.</text:span></text:p>
      <text:p text:style-name="N_5f_Normal"><draw:frame draw:style-name="fr1" draw:name="Frame5" text:anchor-type="as-char" svg:width="6.7862in" style:rel-width="97%" draw:z-index="1"><draw:text-box fo:min-height="0.7374in"><text:p text:style-name="P3">java2wsdl -o &lt;output-file&gt; -cp &lt;class-path&gt; -t &lt;target-namespace&gt;</text:p><text:p text:style-name="P3"><text:s text:c="10"/>-servicename &lt;service-name&gt; -h -v -verbose -quiet &lt;classname&gt;</text:p><text:p text:style-name="CodeSnap">CodeSnap 7 <text:span text:style-name="T8">java2wsdl</text:span> syntax.</text:p></draw:text-box></draw:frame></text:p>
      <text:p text:style-name="N_5f_Normal">The arguments used to manage code generation are reviewed in the following table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6"><text:span text:style-name="Code_20_in_20_Text">-?</text:span></text:p>
            <text:p text:style-name="P6"><text:span text:style-name="Code_20_in_20_Text">-help</text:span></text:p>
            <text:p text:style-name="P6"><text:span text:style-name="Code_20_in_20_Text">-h</text:span></text:p>
          </table:table-cell>
          <table:table-cell table:style-name="Table2.B2" office:value-type="string">
            <text:p text:style-name="P6">Displays the online help for this utility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2.B2" office:value-type="string">
            <text:p text:style-name="P6">Specifies the generated WSDL file name. By default the tool uses the “” to name the generated WSDL file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cp &lt;</text:span><text:span text:style-name="Code_20_in_20_Text"><text:span text:style-name="Code_20_Emphasis">class-path</text:span></text:span><text:span text:style-name="Code_20_in_20_Text">&gt;</text:span></text:p>
          </table:table-cell>
          <table:table-cell table:style-name="Table2.B2" office:value-type="string">
            <text:p text:style-name="P6">Specify the SEI and types class search path of directories and zip/jar files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t &lt;</text:span><text:span text:style-name="Code_20_in_20_Text"><text:span text:style-name="Code_20_Emphasis">target-namespace</text:span></text:span><text:span text:style-name="Code_20_in_20_Text">&gt;</text:span></text:p>
          </table:table-cell>
          <table:table-cell table:style-name="Table2.B2" office:value-type="string">
            <text:p text:style-name="P6">Specifies the target namespace <text:s/>to use for the generated WSDL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servicenam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2.B2" office:value-type="string">
            <text:p text:style-name="Table_20_Contents"><text:span text:style-name="T11">Specifies the value of the generated </text:span><text:span text:style-name="T12">wsdl:service</text:span><text:span text:style-name="T11"> element's </text:span><text:span text:style-name="T13">name</text:span><text:span text:style-name="T11"> attribute.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&lt;</text:span><text:span text:style-name="Code_20_in_20_Text"><text:span text:style-name="Code_20_Emphasis">classname</text:span></text:span><text:span text:style-name="Code_20_in_20_Text">&gt;</text:span></text:p>
          </table:table-cell>
          <table:table-cell table:style-name="Table2.B2" office:value-type="string">
            <text:p text:style-name="P6">Specifies the name of the service endpoint class 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v</text:span></text:p>
          </table:table-cell>
          <table:table-cell table:style-name="Table2.B2" office:value-type="string">
            <text:p text:style-name="P6">Displays the version number for the tool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verbose</text:span></text:p>
          </table:table-cell>
          <table:table-cell table:style-name="Table2.B2" office:value-type="string">
            <text:p text:style-name="P6">Display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quiet</text:span></text:p>
          </table:table-cell>
          <table:table-cell table:style-name="Table2.B2" office:value-type="string">
            <text:p text:style-name="P6">Suppresses comments during the code generation process.</text:p>
          </table:table-cell>
        </table:table-row>
      </table:table>
      <text:p text:style-name="P7"><text:s/>You must include the <text:span text:style-name="Code_20_Emphasis">classname</text:span> argument. All other arguments are optional and <text:s/>may be listed in any order. This tool will search and load the service endpoint class and types class .Make sure these classes are on your <text:span text:style-name="Code_20_in_20_Text">CLASSPATH</text:span> or provided by <text:span text:style-name="Code_20_in_20_Text">-cp</text:span> flag. </text:p>
      <text:h text:style-name="S_5f_Section" text:outline-level="1">The Celtix wsdl2soap Utility</text:h>
      <text:p text:style-name="P8">This tool will generate a new WSDL file with SOAP binding from an existing WSDL <text:span text:style-name="Code_20_in_20_Text">portType</text:span> element from.The syntax of the command is summarized in CodeSnap 8.</text:p>
      <text:p text:style-name="P8"><draw:frame draw:style-name="fr1" draw:name="Frame6" text:anchor-type="as-char" svg:width="6.7165in" style:rel-width="96%" draw:z-index="2"><draw:text-box fo:min-height="1.161in"><text:p text:style-name="P3">wsdl2soap -i &lt;<text:span text:style-name="Code_20_Emphasis">port-type-name</text:span>&gt; -b &lt;<text:span text:style-name="Code_20_Emphasis">binding-name</text:span>&gt;</text:p><text:p text:style-name="P3"><text:s text:c="11"/>-d &lt;<text:span text:style-name="Code_20_Emphasis">output-directory</text:span>&gt; -o &lt;<text:span text:style-name="Code_20_Emphasis">output-file</text:span>&gt;</text:p><text:p text:style-name="P3"><text:s text:c="11"/>-n &lt;<text:span text:style-name="Code_20_Emphasis">soap-body-namespace</text:span>&gt; -style &lt;(document/rpc)&gt;</text:p><text:p text:style-name="C_5f_Code"><text:span text:style-name="T1"><text:s text:c="11"/>-use &lt;(literal/encoded)&gt; -h -v -verbose -quiet &lt;</text:span><text:span text:style-name="T14">wsdlurl</text:span><text:span text:style-name="T1">&gt;</text:span></text:p><text:p text:style-name="CodeSnap">CodeSnap 8 <text:span text:style-name="T8">wsdl2soap</text:span> syntax.</text:p></draw:text-box></draw:frame></text:p>
      <text:p text:style-name="P8">The arguments used to manage code generation are reviewed in the following tabl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3.B2" office:value-type="string">
            <text:p text:style-name="N_5f_Normal">Displays the online help for this utility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SOAP binding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3.B2" office:value-type="string">
            <text:p text:style-name="N_5f_Normal">Specifies the directory to plac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n &lt;</text:span><text:span text:style-name="Code_20_in_20_Text"><text:span text:style-name="Code_20_Emphasis">soap-body-namespace</text:span></text:span><text:span text:style-name="Code_20_in_20_Text">&gt;</text:span></text:p>
          </table:table-cell>
          <table:table-cell table:style-name="Table3.B2" office:value-type="string">
            <text:p text:style-name="N_5f_Normal">Specifies the SOAP body namespace when the style is RPC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style &lt;(document/rpc)&gt;</text:span></text:p>
          </table:table-cell>
          <table:table-cell table:style-name="Table3.B2" office:value-type="string">
            <text:p text:style-name="N_5f_Normal"><text:bookmark text:name="wp336938"/>Specifies the encoding style (Document/RPC) to use in the SOAP binding. The default is <text:span text:style-name="Code_20_in_20_Text">document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use &lt;(literal/encoded)&gt;</text:span></text:p>
          </table:table-cell>
          <table:table-cell table:style-name="Table3.B2" office:value-type="string">
            <text:p text:style-name="N_5f_Normal">Specifies the binding use (encoded/literal) to use in the SOAP binding. The default is litera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</text:span></text:p>
          </table:table-cell>
          <table:table-cell table:style-name="Table3.B2" office:value-type="string">
            <text:p text:style-name="N_5f_Normal">Displays the version number for the too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erbose</text:span></text:p>
          </table:table-cell>
          <table:table-cell table:style-name="Table3.B2" office:value-type="string">
            <text:p text:style-name="N_5f_Normal">Display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quiet</text:span></text:p>
          </table:table-cell>
          <table:table-cell table:style-name="Table3.B2" office:value-type="string">
            <text:p text:style-name="N_5f_Normal">Suppresses comments during the code generation process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sdlurl</text:span></text:span><text:span text:style-name="Code_20_in_20_Text">&gt;</text:span> arguments are required. If the <text:span text:style-name="Code_20_in_20_Text">-style rpc</text:span> argument is specified, the <text:span text:style-name="Code_20_in_20_Text">-n &lt;</text:span><text:span text:style-name="Code_20_in_20_Text"><text:span text:style-name="Code_20_Emphasis">soap-body-namspace</text:span></text:span><text:span text:style-name="Code_20_in_20_Text">&gt;</text:span> argument is also required. All other arguments are optional and <text:s/>may be listed in any order.</text:p>
      <text:h text:style-name="P4" text:outline-level="1">The Celtix wsdl2service Utility</text:h>
      <text:p text:style-name="P5"><text:span text:style-name="T15">The </text:span><text:span text:style-name="T10">wsdl2service</text:span><text:span text:style-name="T16"> tool generates an HTTP or a JMS</text:span><text:span text:style-name="T17"> </text:span><text:span text:style-name="T18">service from an existing</text:span><text:span text:style-name="T3"> WSDL document. </text:span><text:span text:style-name="T18">The syntax of the command is summarized in CodeSnap 9.</text:span></text:p>
      <text:p text:style-name="Standard"><draw:frame draw:style-name="fr1" draw:name="Frame8" text:anchor-type="as-char" svg:width="6.802in" style:rel-width="98%" draw:z-index="3"><draw:text-box fo:min-height="1.1429in"><text:p text:style-name="P3">wsdl2service -transport &lt;http/jms&gt; -e &lt;<text:span text:style-name="Code_20_Emphasis">service-name</text:span>&gt; </text:p><text:p text:style-name="P3"><text:s text:c="13"/>-p &lt;<text:span text:style-name="Code_20_Emphasis">port-name</text:span>&gt; -n &lt;<text:span text:style-name="Code_20_Emphasis">attribute-binding-name</text:span>&gt; </text:p><text:p text:style-name="P3"><text:s text:c="13"/>[-a &lt;<text:span text:style-name="Code_20_Emphasis">address</text:span>&gt;] -o &lt;<text:span text:style-name="Code_20_Emphasis">output-file</text:span>&gt; </text:p><text:p text:style-name="P3"><text:s text:c="13"/>-d &lt;<text:span text:style-name="Code_20_Emphasis">output-directory</text:span>&gt; -h -v -verbose -quiet </text:p><text:p text:style-name="C_5f_Code"><text:span text:style-name="T1"><text:s text:c="13"/>&lt;</text:span><text:span text:style-name="T14">wsdlurl</text:span><text:span text:style-name="T1">&gt;</text:span></text:p><text:p text:style-name="CodeSnap">CodeSnap 9 <text:s/><text:span text:style-name="T8">wsdl2service</text:span>syntax.</text:p></draw:text-box></draw:frame></text:p>
      <text:p text:style-name="N_5f_Normal">The arguments used to manage code generation are reviewed in the following table.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4.B2" office:value-type="string">
            <text:p text:style-name="N_5f_Normal">Displays the online help for this utility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transport &lt;http/jms&gt;</text:span></text:p>
          </table:table-cell>
          <table:table-cell table:style-name="Table4.B2" office:value-type="string">
            <text:p text:style-name="N_5f_Normal">Specifies the type of transport to use for the generated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4.5">
          <table:table-cell table:style-name="Table4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<text:span text:style-name="Code_20_in_20_Text">port</text:span> elements, separate the names by a spa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used in the <text:span text:style-name="Code_20_in_20_Text">address</text:span> element of the port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n &lt;</text:span><text:span text:style-name="Code_20_in_20_Text"><text:span text:style-name="Code_20_Emphasis">attribute-binding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binding used to generate the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4.B2" office:value-type="string">
            <text:p text:style-name="N_5f_Normal">Specifies the name of the generated WSDL fil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4.B2" office:value-type="string">
            <text:p text:style-name="N_5f_Normal">Specifies the directory in which the generated WSDL is placed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</text:span></text:p>
          </table:table-cell>
          <table:table-cell table:style-name="Table4.B2" office:value-type="string">
            <text:p text:style-name="N_5f_Normal">Displays the version number for the tool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erbose</text:span></text:p>
          </table:table-cell>
          <table:table-cell table:style-name="Table4.B2" office:value-type="string">
            <text:p text:style-name="N_5f_Normal">Display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quiet</text:span></text:p>
          </table:table-cell>
          <table:table-cell table:style-name="Table4.B2" office:value-type="string">
            <text:p text:style-name="N_5f_Normal">Suppresses comments during the code generation process.</text:p>
          </table:table-cell>
        </table:table-row>
      </table:table>
      <text:p text:style-name="N_5f_Normal">You must specify the <text:span text:style-name="Code_20_in_20_Text">-n &lt;</text:span><text:span text:style-name="Code_20_in_20_Text"><text:span text:style-name="Code_20_Emphasis">attribute-binding-name</text:span></text:span><text:span text:style-name="Code_20_in_20_Text">&gt;</text:span> argument and the <text:span text:style-name="Code_20_Emphasis">wsdlurl</text:span> argument. All other arguments are optional and may be listed in any order.</text:p>
      <text:h text:style-name="P4" text:outline-level="1">The Celtix wsdl2xml Utility</text:h>
      <text:p text:style-name="P9">The <text:span text:style-name="UserInput">wsdl2xml</text:span> tool <text:span text:style-name="T16">generates an XML binding</text:span><text:span text:style-name="T18"> from an existing</text:span><text:span text:style-name="T3"> WSDL document. </text:span><text:span text:style-name="T18">The syntax of the command is summarized in CodeSnap 10.</text:span></text:p>
      <text:p text:style-name="N_5f_Normal"><draw:frame draw:style-name="fr1" draw:name="Frame9" text:anchor-type="as-char" svg:width="6.7917in" style:rel-width="98%" draw:z-index="5"><draw:text-box fo:min-height="1.0016in"><text:p text:style-name="P3">wsdl2xml -i &lt;<text:span text:style-name="Code_20_Emphasis">port-type-name</text:span>&gt; -b &lt;<text:span text:style-name="Code_20_Emphasis">binding-name</text:span>&gt; -e &lt;<text:span text:style-name="Code_20_Emphasis">service-name</text:span>&gt;</text:p><text:p text:style-name="P3"><text:s text:c="9"/>-p &lt;<text:span text:style-name="Code_20_Emphasis">port-name</text:span>&gt; -a &lt;<text:span text:style-name="Code_20_Emphasis">address</text:span>&gt; -d &lt;<text:span text:style-name="Code_20_Emphasis">output-directory</text:span>&gt;</text:p><text:p text:style-name="P3"><text:s text:c="9"/>-o &lt;<text:span text:style-name="Code_20_Emphasis">output-file</text:span>&gt; -h -v -verbose -quiet </text:p><text:p text:style-name="C_5f_Code"><text:span text:style-name="T1"><text:s text:c="9"/>&lt;</text:span><text:span text:style-name="T14">wsdlurl</text:span><text:span text:style-name="T1">&gt;</text:span></text:p><text:p text:style-name="CodeSnap">CodeSnap 10 <text:s/><text:span text:style-name="T8">wsdl2xml</text:span>syntax.</text:p></draw:text-box></draw:frame></text:p>
      <text:p text:style-name="N_5f_Normal">The arguments used to manage code generation are reviewed in the following table.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5.B2" office:value-type="string">
            <text:p text:style-name="N_5f_Normal">Displays the online help for this utility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name of the generated SOAP binding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port elements, separate the names by a spac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used in the <text:span text:style-name="Code_20_in_20_Text">address</text:span> element of the generated <text:span text:style-name="Code_20_in_20_Text">port</text:span> element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5.B2" office:value-type="string">
            <text:p text:style-name="N_5f_Normal">Specifies the directory to plac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o &lt;output-file&gt;</text:span></text:p>
          </table:table-cell>
          <table:table-cell table:style-name="Table5.B2" office:value-type="string">
            <text:p text:style-name="N_5f_Normal">Specifies the name of th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</text:span></text:p>
          </table:table-cell>
          <table:table-cell table:style-name="Table5.B2" office:value-type="string">
            <text:p text:style-name="N_5f_Normal">Displays the version number for the tool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erbose</text:span></text:p>
          </table:table-cell>
          <table:table-cell table:style-name="Table5.B2" office:value-type="string">
            <text:p text:style-name="N_5f_Normal">Display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quiet</text:span></text:p>
          </table:table-cell>
          <table:table-cell table:style-name="Table5.B2" office:value-type="string">
            <text:p text:style-name="N_5f_Normal">Suppresses comments during the code generation process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</text:span></text:span><text:span text:style-name="Code_20_in_20_Text"><text:span text:style-name="Code_20_Emphasis"><text:span text:style-name="Code_20_Emphasis">sd</text:span></text:span></text:span><text:span text:style-name="Code_20_in_20_Text"><text:span text:style-name="Code_20_Emphasis">lurl</text:span></text:span><text:span text:style-name="Code_20_in_20_Text">&gt;</text:span> arguments are required. All other arguments are optional except and may be listed in any order.</text:p>
      <text:h text:style-name="P4" text:outline-level="1">The Celtix xsd2wsdl Utility</text:h>
      <text:p text:style-name="P5"><text:span text:style-name="T19">The </text:span><text:span text:style-name="T10">xsd2wsdl</text:span><text:span text:style-name="T9"> tool imports an XMLSchema document and generates a WSDL document containing a </text:span><text:span text:style-name="T20">types</text:span><text:span text:style-name="T9"> <text:s text:c="2"/>element populated by the types defined in the XMLSchema document. </text:span><text:span text:style-name="T21">The syntax of the command is summarized in CodeSnap 11.</text:span></text:p>
      <text:p text:style-name="P10"><draw:frame draw:style-name="fr1" draw:name="Frame11" text:anchor-type="as-char" svg:width="6.7165in" style:rel-width="96%" draw:z-index="4"><draw:text-box fo:min-height="0.839in"><text:p text:style-name="C_5f_Code">xsd2wsdl -t &lt;target-name-space&gt; -n &lt;wsdl-name&gt;</text:p><text:p text:style-name="C_5f_Code"><text:s text:c="9"/>-d &lt;output-directory&gt; -o &lt;output-file&gt;</text:p><text:p text:style-name="C_5f_Code"><text:s text:c="9"/>-h -v -verbose -quiet &lt;xsdurl&gt;</text:p><text:p text:style-name="CodeSnap">CodeSnap 11 <text:span text:style-name="T8">xsd2wsdl </text:span>syntax.</text:p></draw:text-box></draw:frame></text:p>
      <text:p text:style-name="P9">The arguments used to manage code generation are reviewed in the following tabl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6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6.B2" office:value-type="string">
            <text:p text:style-name="N_5f_Normal">Displays the online help for this utility.</text:p>
          </table:table-cell>
        </table:table-row>
        <table:table-row>
          <table:table-cell table:style-name="Table6.A2" office:value-type="string">
            <text:p text:style-name="N_5f_Normal"><text:span text:style-name="Code_20_in_20_Text">-t &lt;</text:span><text:span text:style-name="Code_20_in_20_Text"><text:span text:style-name="Code_20_Emphasis">target-name-space</text:span></text:span><text:span text:style-name="Code_20_in_20_Text">&gt;</text:span></text:p>
          </table:table-cell>
          <table:table-cell table:style-name="Table6.B2" office:value-type="string">
            <text:p text:style-name="N_5f_Normal">Specifies the target namespace for the generated WSDL.</text:p>
          </table:table-cell>
        </table:table-row>
        <table:table-row>
          <table:table-cell table:style-name="Table6.A2" office:value-type="string">
            <text:p text:style-name="N_5f_Normal"><text:span text:style-name="Code_20_in_20_Text">-n &lt;</text:span><text:span text:style-name="Code_20_in_20_Text"><text:span text:style-name="Code_20_Emphasis">wsdl-name</text:span></text:span><text:span text:style-name="Code_20_in_20_Text">&gt;</text:span></text:p>
          </table:table-cell>
          <table:table-cell table:style-name="Table6.B2" office:value-type="string">
            <text:p text:style-name="N_5f_Normal">Specifies the value of the generated <text:span text:style-name="Code_20_in_20_Text">wsdl:definition</text:span> element's <text:span text:style-name="Code_20_in_20_Text">name</text:span> attribute.</text:p>
          </table:table-cell>
        </table:table-row>
        <table:table-row>
          <table:table-cell table:style-name="Table6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6.B2" office:value-type="string">
            <text:p text:style-name="N_5f_Normal">Specifies the directory in which the generated WSDL is placed.</text:p>
          </table:table-cell>
        </table:table-row>
        <table:table-row>
          <table:table-cell table:style-name="Table6.A2" office:value-type="string">
            <text:p text:style-name="N_5f_Normal"><text:span text:style-name="Code_20_in_20_Text">-o &lt;output-file&gt;</text:span></text:p>
          </table:table-cell>
          <table:table-cell table:style-name="Table6.B2" office:value-type="string">
            <text:p text:style-name="N_5f_Normal">Specifies the name of the generated WSDL file.</text:p>
          </table:table-cell>
        </table:table-row>
        <table:table-row>
          <table:table-cell table:style-name="Table6.A2" office:value-type="string">
            <text:p text:style-name="N_5f_Normal"><text:span text:style-name="Code_20_in_20_Text">-v</text:span></text:p>
          </table:table-cell>
          <table:table-cell table:style-name="Table6.B2" office:value-type="string">
            <text:p text:style-name="N_5f_Normal">Displays the version number for the tool.</text:p>
          </table:table-cell>
        </table:table-row>
        <table:table-row>
          <table:table-cell table:style-name="Table6.A2" office:value-type="string">
            <text:p text:style-name="N_5f_Normal"><text:span text:style-name="Code_20_in_20_Text">-verbose</text:span></text:p>
          </table:table-cell>
          <table:table-cell table:style-name="Table6.B2" office:value-type="string">
            <text:p text:style-name="N_5f_Normal">Display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-quiet</text:span></text:p>
          </table:table-cell>
          <table:table-cell table:style-name="Table6.B2" office:value-type="string">
            <text:p text:style-name="N_5f_Normal">Suppresses comments during the code generation process.</text:p>
          </table:table-cell>
        </table:table-row>
      </table:table>
      <text:p text:style-name="N_5f_Normal"><text:span text:style-name="T22">The </text:span><text:span text:style-name="Strong_20_Emphasis"><text:span text:style-name="T23">-t &lt;</text:span></text:span><text:span text:style-name="Strong_20_Emphasis"><text:span text:style-name="Code_20_in_20_Text"><text:span text:style-name="T24">target-name-space</text:span></text:span></text:span><text:span text:style-name="Strong_20_Emphasis"><text:span text:style-name="T23">&gt;</text:span></text:span><text:span text:style-name="T22"> and the </text:span><text:span text:style-name="Strong_20_Emphasis"><text:span text:style-name="T23">&lt;</text:span></text:span><text:span text:style-name="Strong_20_Emphasis"><text:span text:style-name="Code_20_in_20_Text"><text:span text:style-name="T24">wsdlurl</text:span></text:span></text:span><text:span text:style-name="Strong_20_Emphasis"><text:span text:style-name="T23">&gt;</text:span></text:span><text:span text:style-name="T22"> arguments are required. All other arguments are optional and may be listed in any or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2soap Utility</text:chapter>:<text:chapter text:display="name" text:outline-level="2">The Celtix wsdl2soap Utility</text:chapter></text:p>
      </style:header>
      <style:footer>
        <text:p text:style-name="Footer_20_left"><text:page-number style:num-format="1" text:select-page="current">7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eltix xsd2wsdl Utility</text:chapter>:<text:chapter text:display="name" text:outline-level="2">The Celtix xsd2wsdl Utility</text:chapter></text:p>
      </style:header>
      <style:footer>
        <text:p text:style-name="Footer_20_right"><text:page-number style:num-format="1"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6-03-31T12:55:17</meta:creation-date>
    <dc:creator>Eric Johnson</dc:creator>
    <dc:date>2006-03-31T14:42:00</dc:date>
    <dc:language>en-US</dc:language>
    <meta:editing-cycles>215</meta:editing-cycles>
    <meta:editing-duration>PT1H40M59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7" meta:paragraph-count="226" meta:word-count="1476" meta:character-count="9591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